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style-name="ce6" table:number-columns-repeated="8"/>
          <table:table-cell table:style-name="ce6" office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rduino Nano</text:p>
          </table:table-cell>
          <table:table-cell table:style-name="ce3" office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>
            <text:p>5</text:p>
          </table:table-cell>
          <table:table-cell table:style-name="ce5" office:value-type="float" office:value="17.97">
            <text:p>17,9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]/[.D2]*[.A2]" office:value-type="float" office:value="0">
            <text:p>0</text:p>
          </table:table-cell>
          <table:table-cell table:style-name="Gnumeric-default" table:formula="of:=[.E2]/[.D2]*[.A2]" office:value-type="float" office:value="3.594">
            <text:p>3,594</text:p>
          </table:table-cell>
          <table:table-cell table:style-name="Gnumeric-default" table:formula="of:=[.H2]+[.F2]/[.D2]" office:value-type="float" office:value="3.594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luetooth HC-06</text:p>
          </table:table-cell>
          <table:table-cell table:style-name="Gnumeric-default" office:value-type="string">
            <text:p>https://www.amazon.de/gp/product/B00GAXG9A6/ref=oh_aui_detailpage_o00_s00?ie=UTF8&amp;psc=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.44">
            <text:p>5,4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3]/[.D3]*[.A3]" office:value-type="float" office:value="0">
            <text:p>0</text:p>
          </table:table-cell>
          <table:table-cell table:style-name="Gnumeric-default" table:formula="of:=[.E3]/[.D3]*[.A3]" office:value-type="float" office:value="5.44">
            <text:p>5,44</text:p>
          </table:table-cell>
          <table:table-cell table:style-name="Gnumeric-default" table:formula="of:=[.H3]+[.F3]/[.D3]" office:value-type="float" office:value="5.44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ransmitter 433MHz</text:p>
          </table:table-cell>
          <table:table-cell table:style-name="Gnumeric-default" office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.99">
            <text:p>6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4]/[.D4]*[.A4]" office:value-type="float" office:value="0">
            <text:p>0</text:p>
          </table:table-cell>
          <table:table-cell table:style-name="Gnumeric-default" table:formula="of:=[.E4]/[.D4]*[.A4]" office:value-type="float" office:value="1.398">
            <text:p>1,398</text:p>
          </table:table-cell>
          <table:table-cell table:style-name="Gnumeric-default" table:formula="of:=[.H4]+[.F4]/[.D4]" office:value-type="float" office:value="1.398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S18B20 wasserdicht 2Meter</text:p>
          </table:table-cell>
          <table:table-cell table:style-name="ce3" office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.85">
            <text:p>18,8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5]/[.D5]*[.A5]" office:value-type="float" office:value="0">
            <text:p>0</text:p>
          </table:table-cell>
          <table:table-cell table:style-name="Gnumeric-default" table:formula="of:=[.E5]/[.D5]*[.A5]" office:value-type="float" office:value="1.885">
            <text:p>1,885</text:p>
          </table:table-cell>
          <table:table-cell table:style-name="Gnumeric-default" table:formula="of:=[.H5]+[.F5]/[.D5]" office:value-type="float" office:value="1.885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iezzo Buzzer</text:p>
          </table:table-cell>
          <table:table-cell table:style-name="Gnumeric-default" office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.21">
            <text:p>5,2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6]/[.D6]*[.A6]" office:value-type="float" office:value="0">
            <text:p>0</text:p>
          </table:table-cell>
          <table:table-cell table:style-name="Gnumeric-default" table:formula="of:=[.E6]/[.D6]*[.A6]" office:value-type="float" office:value="0.2605">
            <text:p>0,2605</text:p>
          </table:table-cell>
          <table:table-cell table:style-name="Gnumeric-default" table:formula="of:=[.H6]+[.F6]/[.D6]" office:value-type="float" office:value="0.2605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Gehäuse KEMO GEH KSB 01B 101x60x26 (G01B 9V)</text:p>
          </table:table-cell>
          <table:table-cell table:style-name="Gnumeric-default" office:value-type="string">
            <text:p>https://www.reichelt.de/index.html?ACTION=3;ARTICLE=73220;SEARCH=GEH%20KSB%2001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5">
            <text:p>1,65</text:p>
          </table:table-cell>
          <table:table-cell table:style-name="Gnumeric-default" office:value-type="float" office:value="4.99">
            <text:p>4,99</text:p>
          </table:table-cell>
          <table:table-cell table:style-name="Gnumeric-default" table:formula="of:=[.F7]/[.D7]*[.A7]" office:value-type="float" office:value="4.99">
            <text:p>4,99</text:p>
          </table:table-cell>
          <table:table-cell table:style-name="Gnumeric-default" table:formula="of:=[.E7]/[.D7]*[.A7]" office:value-type="float" office:value="1.65">
            <text:p>1,65</text:p>
          </table:table-cell>
          <table:table-cell table:style-name="Gnumeric-default" table:formula="of:=[.H7]+[.F7]/[.D7]" office:value-type="float" office:value="6.64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V Batterieclip</text:p>
          </table:table-cell>
          <table:table-cell table:style-name="Gnumeric-default" office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.65">
            <text:p>2,6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8]/[.D8]*[.A8]" office:value-type="float" office:value="0">
            <text:p>0</text:p>
          </table:table-cell>
          <table:table-cell table:style-name="Gnumeric-default" table:formula="of:=[.E8]/[.D8]*[.A8]" office:value-type="float" office:value="0.1325">
            <text:p>0,1325</text:p>
          </table:table-cell>
          <table:table-cell table:style-name="Gnumeric-default" table:formula="of:=[.H8]+[.F8]/[.D8]" office:value-type="float" office:value="0.1325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150kOhm BatterieSPannungsteiler</text:p>
          </table:table-cell>
          <table:table-cell table:style-name="Gnumeric-default" office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1.99">
            <text:p>1,99</text:p>
          </table:table-cell>
          <table:table-cell table:style-name="Gnumeric-default" table:formula="of:=[.F9]/[.D9]*[.A9]" office:value-type="float" office:value="0.0995">
            <text:p>0,0995</text:p>
          </table:table-cell>
          <table:table-cell table:style-name="Gnumeric-default" table:formula="of:=[.E9]/[.D9]*[.A9]" office:value-type="float" office:value="0.0645">
            <text:p>0,0645</text:p>
          </table:table-cell>
          <table:table-cell table:style-name="Gnumeric-default" table:formula="of:=[.H9]+[.F9]/[.D9]" office:value-type="float" office:value="0.164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7kOhm BatterieSPannungsteiler</text:p>
          </table:table-cell>
          <table:table-cell table:style-name="ce3" office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0]/[.D10]*[.A10]" office:value-type="float" office:value="0">
            <text:p>0</text:p>
          </table:table-cell>
          <table:table-cell table:style-name="Gnumeric-default" table:formula="of:=[.E10]/[.D10]*[.A10]" office:value-type="float" office:value="0.0645">
            <text:p>0,0645</text:p>
          </table:table-cell>
          <table:table-cell table:style-name="Gnumeric-default" table:formula="of:=[.H10]+[.F10]/[.D10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330Ohm on off led</text:p>
          </table:table-cell>
          <table:table-cell table:style-name="Gnumeric-default" office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1]/[.D11]*[.A11]" office:value-type="float" office:value="0">
            <text:p>0</text:p>
          </table:table-cell>
          <table:table-cell table:style-name="Gnumeric-default" table:formula="of:=[.E11]/[.D11]*[.A11]" office:value-type="float" office:value="0.043">
            <text:p>0,043</text:p>
          </table:table-cell>
          <table:table-cell table:style-name="Gnumeric-default" table:formula="of:=[.H11]+[.F11]/[.D11]" office:value-type="float" office:value="0.043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,7KOhm DS18B20</text:p>
          </table:table-cell>
          <table:table-cell table:style-name="Gnumeric-default"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2]/[.D12]*[.A12]" office:value-type="float" office:value="0">
            <text:p>0</text:p>
          </table:table-cell>
          <table:table-cell table:style-name="Gnumeric-default" table:formula="of:=[.E12]/[.D12]*[.A12]" office:value-type="float" office:value="0.0645">
            <text:p>0,0645</text:p>
          </table:table-cell>
          <table:table-cell table:style-name="Gnumeric-default" table:formula="of:=[.H12]+[.F12]/[.D12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ce2" office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>
            <text:p>https://www.amazon.de/gp/css/order-history/ref=nav_youraccount_order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5.73">
            <text:p>5,73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F13]/[.D13]*[.A13]" office:value-type="float" office:value="0.025">
            <text:p>0,025</text:p>
          </table:table-cell>
          <table:table-cell table:style-name="Gnumeric-default" table:formula="of:=[.E13]/[.D13]*[.A13]" office:value-type="float" office:value="0.071625">
            <text:p>0,071625</text:p>
          </table:table-cell>
          <table:table-cell table:style-name="Gnumeric-default" table:formula="of:=[.H13]+[.F13]/[.D13]" office:value-type="float" office:value="0.096625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ini Kipp Schalter</text:p>
          </table:table-cell>
          <table:table-cell table:style-name="Gnumeric-default" office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6.07">
            <text:p>16,0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4]/[.D14]*[.A14]" office:value-type="float" office:value="0">
            <text:p>0</text:p>
          </table:table-cell>
          <table:table-cell table:style-name="Gnumeric-default" table:formula="of:=[.E14]/[.D14]*[.A14]" office:value-type="float" office:value="0.1607">
            <text:p>0,1607</text:p>
          </table:table-cell>
          <table:table-cell table:style-name="Gnumeric-default" table:formula="of:=[.H14]+[.F14]/[.D14]" office:value-type="float" office:value="0.1607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Home Easy Funkschaltsteckdosen HE808S</text:p>
          </table:table-cell>
          <table:table-cell table:style-name="Gnumeric-default" office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>
            <text:p>3</text:p>
          </table:table-cell>
          <table:table-cell table:style-name="ce5" office:value-type="float" office:value="31.45">
            <text:p>31,4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5]/[.D15]*[.A15]" office:value-type="float" office:value="0">
            <text:p>0</text:p>
          </table:table-cell>
          <table:table-cell table:style-name="Gnumeric-default" table:formula="of:=[.E15]/[.D15]*[.A15]" office:value-type="float" office:value="10.4833333333333">
            <text:p>10,4833333333333</text:p>
          </table:table-cell>
          <table:table-cell table:style-name="Gnumeric-default" table:formula="of:=[.H15]+[.F15]/[.D15]" office:value-type="float" office:value="10.4833333333333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 x Kabeldurchführungstülle, Gummitülle, Kabeltülle, Kabelschutz, KD: 4mm ID: 6,2mm </text:p>
          </table:table-cell>
          <table:table-cell table:style-name="Gnumeric-default" office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99">
            <text:p>1,99</text:p>
          </table:table-cell>
          <table:table-cell table:style-name="Gnumeric-default" office:value-type="float" office:value="2.5">
            <text:p>2,5</text:p>
          </table:table-cell>
          <table:table-cell table:style-name="Gnumeric-default" table:formula="of:=[.F16]/[.D16]*[.A16]" office:value-type="float" office:value="0.25">
            <text:p>0,25</text:p>
          </table:table-cell>
          <table:table-cell table:style-name="Gnumeric-default" table:formula="of:=[.E16]/[.D16]*[.A16]" office:value-type="float" office:value="0.199">
            <text:p>0,199</text:p>
          </table:table-cell>
          <table:table-cell table:style-name="Gnumeric-default" table:formula="of:=[.H16]+[.F16]/[.D16]" office:value-type="float" office:value="0.449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Sekundenkleber</text:p>
          </table:table-cell>
          <table:table-cell table:style-name="Gnumeric-default" office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.79">
            <text:p>2,79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17]/[.D17]*[.A17]" office:value-type="float" office:value="0.02">
            <text:p>0,02</text:p>
          </table:table-cell>
          <table:table-cell table:style-name="Gnumeric-default" table:formula="of:=[.E17]/[.D17]*[.A17]" office:value-type="float" office:value="0.0558">
            <text:p>0,0558</text:p>
          </table:table-cell>
          <table:table-cell table:style-name="Gnumeric-default" table:formula="of:=[.H17]+[.F17]/[.D17]" office:value-type="float" office:value="0.2558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schwarz (keine versandkosten schon obe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8]/[.D18]*[.A18]" office:value-type="float" office:value="0">
            <text:p>0</text:p>
          </table:table-cell>
          <table:table-cell table:style-name="Gnumeric-default" table:formula="of:=[.E18]/[.D18]*[.A18]" office:value-type="float" office:value="0.000606">
            <text:p>0,000606</text:p>
          </table:table-cell>
          <table:table-cell table:style-name="Gnumeric-default" table:formula="of:=[.H18]+[.F18]/[.D18]" office:value-type="float" office:value="0.000606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rot (keine versandkoste schon oben dri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9]/[.D19]*[.A19]" office:value-type="float" office:value="0">
            <text:p>0</text:p>
          </table:table-cell>
          <table:table-cell table:style-name="Gnumeric-default" table:formula="of:=[.E19]/[.D19]*[.A19]" office:value-type="float" office:value="0.000606">
            <text:p>0,000606</text:p>
          </table:table-cell>
          <table:table-cell table:style-name="Gnumeric-default" table:formula="of:=[.H19]+[.F17]/[.D19]" office:value-type="float" office:value="0.100606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Lötzinn</text:p>
          </table:table-cell>
          <table:table-cell table:style-name="Gnumeric-default" office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.73">
            <text:p>4,7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0]/[.D20]*[.A20]" office:value-type="float" office:value="0">
            <text:p>0</text:p>
          </table:table-cell>
          <table:table-cell table:style-name="Gnumeric-default" table:formula="of:=[.E20]/[.D20]*[.A20]" office:value-type="float" office:value="0.00473">
            <text:p>0,00473</text:p>
          </table:table-cell>
          <table:table-cell table:style-name="Gnumeric-default" table:formula="of:=[.H20]+[.F20]/[.D20]" office:value-type="float" office:value="0.00473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als Power on indikator</text:p>
          </table:table-cell>
          <table:table-cell table:style-name="Gnumeric-default" office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.35">
            <text:p>2,3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1]/[.D21]*[.A21]" office:value-type="float" office:value="0">
            <text:p>0</text:p>
          </table:table-cell>
          <table:table-cell table:style-name="Gnumeric-default" table:formula="of:=[.E21]/[.D21]*[.A21]" office:value-type="float" office:value="0.0313333333333333">
            <text:p>0,0313333333333</text:p>
          </table:table-cell>
          <table:table-cell table:style-name="Gnumeric-default" table:formula="of:=[.H21]+[.F21]/[.D21]" office:value-type="float" office:value="0.0313333333333333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P-4 Drucktaster 6x6x5mm DC12V 50mA</text:p>
          </table:table-cell>
          <table:table-cell table:style-name="Gnumeric-default" office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28">
            <text:p>1,28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22]/[.D22]*[.A22]" office:value-type="float" office:value="0.01">
            <text:p>0,01</text:p>
          </table:table-cell>
          <table:table-cell table:style-name="Gnumeric-default" table:formula="of:=[.E22]/[.D22]*[.A22]" office:value-type="float" office:value="0.0128">
            <text:p>0,0128</text:p>
          </table:table-cell>
          <table:table-cell table:style-name="Gnumeric-default" table:formula="of:=[.H22]+[.F22]/[.D22]" office:value-type="float" office:value="0.0228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>
            <text:p>0,001</text:p>
          </table:table-cell>
          <table:table-cell table:style-name="Gnumeric-default" office:value-type="string">
            <text:p>Isolierband - Länge 25mt. - Breite 15mm. - Schwarz </text:p>
          </table:table-cell>
          <table:table-cell table:style-name="Gnumeric-default" office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.4">
            <text:p>4,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3]/[.D23]*[.A23]" office:value-type="float" office:value="0">
            <text:p>0</text:p>
          </table:table-cell>
          <table:table-cell table:style-name="Gnumeric-default" table:formula="of:=[.E23]/[.D23]*[.A23]" office:value-type="float" office:value="0.000176">
            <text:p>0,000176</text:p>
          </table:table-cell>
          <table:table-cell table:style-name="Gnumeric-default" table:formula="of:=[.H23]+[.F23]/[.D23]" office:value-type="float" office:value="0.000176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latine</text:p>
          </table:table-cell>
          <table:table-cell table:style-name="Gnumeric-default" office:value-type="string">
            <text:p>elecrow.com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F24]/[.D24]*[.A24]" office:value-type="float" office:value="0.8">
            <text:p>0,8</text:p>
          </table:table-cell>
          <table:table-cell table:style-name="Gnumeric-default" table:formula="of:=[.E24]/[.D24]*[.A24]" office:value-type="float" office:value="1.4">
            <text:p>1,4</text:p>
          </table:table-cell>
          <table:table-cell table:style-name="Gnumeric-default" table:formula="of:=[.H24]+[.F24]/[.D24]" office:value-type="float" office:value="2.2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ypenschild</text:p>
          </table:table-cell>
          <table:table-cell table:style-name="Gnumeric-default" office:value-type="string">
            <text:p>Wir-machen-druck.de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2.9">
            <text:p>12,9</text:p>
          </table:table-cell>
          <table:table-cell table:style-name="Gnumeric-default" office:value-type="float" office:value="3.9">
            <text:p>3,9</text:p>
          </table:table-cell>
          <table:table-cell table:style-name="Gnumeric-default" table:formula="of:=[.F25]/[.D25]*[.A25]" office:value-type="float" office:value="0.052">
            <text:p>0,052</text:p>
          </table:table-cell>
          <table:table-cell table:style-name="Gnumeric-default" table:formula="of:=[.E25]/[.D25]*[.A25]" office:value-type="float" office:value="0.172">
            <text:p>0,172</text:p>
          </table:table-cell>
          <table:table-cell table:style-name="Gnumeric-default" table:formula="of:=[.H25]+[.F25]/[.D25]" office:value-type="float" office:value="0.224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>
            <text:p>33,33</text:p>
          </table:table-cell>
          <table:table-cell table:style-name="Gnumeric-default" office:value-type="string">
            <text:p>Papier (Rechnung+Bedienungsanleitung + Versandetikett)</text:p>
          </table:table-cell>
          <table:table-cell table:style-name="Gnumeric-default" office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8.66">
            <text:p>8,66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6]/[.D26]*[.A26]" office:value-type="float" office:value="0">
            <text:p>0</text:p>
          </table:table-cell>
          <table:table-cell table:style-name="Gnumeric-default" table:formula="of:=[.E26]/[.D26]*[.A26]" office:value-type="float" office:value="0.5772756">
            <text:p>0,5772756</text:p>
          </table:table-cell>
          <table:table-cell table:style-name="Gnumeric-default" table:formula="of:=[.H26]+[.F26]/[.D26]" office:value-type="float" office:value="0.5772756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Versand DHL Versichert 2kg</text:p>
          </table:table-cell>
          <table:table-cell table:style-name="Gnumeric-default" office:value-type="string">
            <text:p>dhl.d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99">
            <text:p>4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7]/[.D27]*[.A27]" office:value-type="float" office:value="0">
            <text:p>0</text:p>
          </table:table-cell>
          <table:table-cell table:style-name="Gnumeric-default" table:formula="of:=[.E27]/[.D27]*[.A27]" office:value-type="float" office:value="4.99">
            <text:p>4,99</text:p>
          </table:table-cell>
          <table:table-cell table:style-name="Gnumeric-default" table:formula="of:=[.H27]+[.F27]/[.D27]" office:value-type="float" office:value="4.99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>
            <text:p>25,38</text:p>
          </table:table-cell>
          <table:table-cell table:style-name="Gnumeric-default" table:formula="of:=SUM([.G2:.G27])" office:value-type="float" office:value="6.2465">
            <text:p>6,2465</text:p>
          </table:table-cell>
          <table:table-cell table:style-name="Gnumeric-default" table:formula="of:=SUM([.H2:.H27])" office:value-type="float" office:value="32.7564852666667">
            <text:p>32,7564852666667</text:p>
          </table:table-cell>
          <table:table-cell table:style-name="Gnumeric-default" table:formula="of:=SUM([.I2:.I27])" office:value-type="float" office:value="39.2829852666667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>
            <text:p>Aufbauschritte</text:p>
          </table:table-cell>
          <table:table-cell table:style-name="Gnumeric-default" office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Bauteile darauflö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>
            <text:p>Bohren Gehäuse</text:p>
          </table:table-cell>
          <table:table-cell table:style-name="Gnumeric-default" office:value-type="float" office:value="5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Zusammenbau Gehäuse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Verpacken</text:p>
          </table:table-cell>
          <table:table-cell table:style-name="Gnumeric-default" office:value-type="float" office:value="12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einstellen / einlernen / tes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>
            <text:p>Summe</text:p>
          </table:table-cell>
          <table:table-cell table:style-name="Gnumeric-default" table:formula="of:=SUM([.B46:.B58])" office:value-type="float" office:value="47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duino Nano</text:p>
          </table:table-cell>
          <table:table-cell office:value-type="string">
            <text:p>http://www.amazon.de/gp/product/B013EEPAE4?psc=1&amp;redirect=true&amp;ref_=oh_aui_detailpage_o06_s00</text:p>
          </table:table-cell>
          <table:table-cell office:value-type="float" office:value="5">
            <text:p>5</text:p>
          </table:table-cell>
          <table:table-cell table:style-name="ce5" office:value-type="float" office:value="15.23">
            <text:p>15,23</text:p>
          </table:table-cell>
          <table:table-cell office:value-type="float" office:value="1.99">
            <text:p>1,99</text:p>
          </table:table-cell>
          <table:table-cell table:formula="of:=[.F2]/[.D2]*[.A2]" office:value-type="float" office:value="0">
            <text:p>0</text:p>
          </table:table-cell>
          <table:table-cell table:formula="of:=[.E2]/[.D2]*[.A2]" office:value-type="float" office:value="0">
            <text:p>0</text:p>
          </table:table-cell>
          <table:table-cell table:formula="of:=[.H2]+[.F2]/[.D2]" office:value-type="float" office:value="0.398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uetooth HC-06</text:p>
          </table:table-cell>
          <table:table-cell office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>
            <text:p>1</text:p>
          </table:table-cell>
          <table:table-cell office:value-type="float" office:value="5.59">
            <text:p>5,59</text:p>
          </table:table-cell>
          <table:table-cell office:value-type="float" office:value="0">
            <text:p>0</text:p>
          </table:table-cell>
          <table:table-cell table:formula="of:=[.F3]/[.D3]*[.A3]" office:value-type="float" office:value="0">
            <text:p>0</text:p>
          </table:table-cell>
          <table:table-cell table:formula="of:=[.E3]/[.D3]*[.A3]" office:value-type="float" office:value="5.59">
            <text:p>5,59</text:p>
          </table:table-cell>
          <table:table-cell table:formula="of:=[.H3]+[.F3]/[.D3]" office:value-type="float" office:value="5.59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ansmitter 433MHz</text:p>
          </table:table-cell>
          <table:table-cell office:value-type="string">
            <text:p>http://www.amazon.de/gp/product/B010SR8J4I?psc=1&amp;redirect=true&amp;ref_=oh_aui_detailpage_o09_s00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office:value-type="float" office:value="0">
            <text:p>0</text:p>
          </table:table-cell>
          <table:table-cell table:formula="of:=[.F4]/[.D4]*[.A4]" office:value-type="float" office:value="0">
            <text:p>0</text:p>
          </table:table-cell>
          <table:table-cell table:formula="of:=[.E4]/[.D4]*[.A4]" office:value-type="float" office:value="1.198">
            <text:p>1,198</text:p>
          </table:table-cell>
          <table:table-cell table:formula="of:=[.H4]+[.F4]/[.D4]" office:value-type="float" office:value="1.198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iezzo Buzzer</text:p>
          </table:table-cell>
          <table:table-cell office:value-type="string">
            <text:p>http://www.amazon.de/gp/product/B00J4BK0NS?psc=1&amp;redirect=true&amp;ref_=oh_aui_detailpage_o00_s00</text:p>
          </table:table-cell>
          <table:table-cell office:value-type="float" office:value="20">
            <text:p>20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table:formula="of:=[.F5]/[.D5]*[.A5]" office:value-type="float" office:value="0">
            <text:p>0</text:p>
          </table:table-cell>
          <table:table-cell table:formula="of:=[.E5]/[.D5]*[.A5]" office:value-type="float" office:value="0">
            <text:p>0</text:p>
          </table:table-cell>
          <table:table-cell table:formula="of:=[.H5]+[.F5]/[.D5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ehäuse KEMO GEH KSB 01B 101x60x26 (G01B 9V)</text:p>
          </table:table-cell>
          <table:table-cell office:value-type="string">
            <text:p>https://www.reichelt.de/index.html?ACTION=3;ARTICLE=73220;SEARCH=GEH%20KSB%2001B</text:p>
          </table:table-cell>
          <table:table-cell office:value-type="float" office:value="1">
            <text:p>1</text:p>
          </table:table-cell>
          <table:table-cell office:value-type="float" office:value="1.65">
            <text:p>1,65</text:p>
          </table:table-cell>
          <table:table-cell office:value-type="float" office:value="4.99">
            <text:p>4,99</text:p>
          </table:table-cell>
          <table:table-cell table:formula="of:=[.F6]/[.D6]*[.A6]" office:value-type="float" office:value="4.99">
            <text:p>4,99</text:p>
          </table:table-cell>
          <table:table-cell table:formula="of:=[.E6]/[.D6]*[.A6]" office:value-type="float" office:value="1.65">
            <text:p>1,65</text:p>
          </table:table-cell>
          <table:table-cell table:formula="of:=[.H6]+[.F6]/[.D6]" office:value-type="float" office:value="6.64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9V Batterieclip</text:p>
          </table:table-cell>
          <table:table-cell office:value-type="string">
            <text:p>http://www.amazon.de/gp/product/B00HUH9IWM?keywords=9v%20Batterieclip&amp;qid=1449409251&amp;ref_=sr_1_3&amp;sr=8-3</text:p>
          </table:table-cell>
          <table:table-cell office:value-type="float" office:value="20">
            <text:p>2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  <table:table-cell table:formula="of:=[.F7]/[.D7]*[.A7]" office:value-type="float" office:value="0">
            <text:p>0</text:p>
          </table:table-cell>
          <table:table-cell table:formula="of:=[.E7]/[.D7]*[.A7]" office:value-type="float" office:value="0">
            <text:p>0</text:p>
          </table:table-cell>
          <table:table-cell table:formula="of:=[.H7]+[.F7]/[.D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100kOhm BatterieSPannungsteiler</text:p>
          </table:table-cell>
          <table:table-cell office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1.99">
            <text:p>1,99</text:p>
          </table:table-cell>
          <table:table-cell table:formula="of:=[.F8]/[.D8]*[.A8]" office:value-type="float" office:value="0">
            <text:p>0</text:p>
          </table:table-cell>
          <table:table-cell table:formula="of:=[.E8]/[.D8]*[.A8]" office:value-type="float" office:value="0">
            <text:p>0</text:p>
          </table:table-cell>
          <table:table-cell table:formula="of:=[.H8]+[.F8]/[.D8]" office:value-type="float" office:value="0.0995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330Ohm on off led</text:p>
          </table:table-cell>
          <table:table-cell office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>
            <text:p>30</text:p>
          </table:table-cell>
          <table:table-cell office:value-type="float" office:value="2.29">
            <text:p>2,29</text:p>
          </table:table-cell>
          <table:table-cell office:value-type="float" office:value="0">
            <text:p>0</text:p>
          </table:table-cell>
          <table:table-cell table:formula="of:=[.F9]/[.D9]*[.A9]" office:value-type="float" office:value="0">
            <text:p>0</text:p>
          </table:table-cell>
          <table:table-cell table:formula="of:=[.E9]/[.D9]*[.A9]" office:value-type="float" office:value="0">
            <text:p>0</text:p>
          </table:table-cell>
          <table:table-cell table:formula="of:=[.H9]+[.F9]/[.D9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chalter</text:p>
          </table:table-cell>
          <table:table-cell office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>
            <text:p>10</text:p>
          </table:table-cell>
          <table:table-cell office:value-type="float" office:value="3.41">
            <text:p>3,41</text:p>
          </table:table-cell>
          <table:table-cell office:value-type="float" office:value="0">
            <text:p>0</text:p>
          </table:table-cell>
          <table:table-cell table:formula="of:=[.F10]/[.D10]*[.A10]" office:value-type="float" office:value="0">
            <text:p>0</text:p>
          </table:table-cell>
          <table:table-cell table:formula="of:=[.E10]/[.D10]*[.A10]" office:value-type="float" office:value="0.341">
            <text:p>0,341</text:p>
          </table:table-cell>
          <table:table-cell table:formula="of:=[.H10]+[.F10]/[.D10]" office:value-type="float" office:value="0.341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beldurchführungstülle, Gummitülle, Kabeltülle, Kabelschutz, KD: 3,2mm ID: 4,8mm </text:p>
          </table:table-cell>
          <table:table-cell office:value-type="string">
            <text:p>http://www.amazon.de/gp/product/B00P8ZTF1M?psc=1&amp;redirect=true&amp;ref_=oh_aui_detailpage_o01_s00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office:value-type="float" office:value="2.5">
            <text:p>2,5</text:p>
          </table:table-cell>
          <table:table-cell table:formula="of:=[.F11]/[.D11]*[.A11]" office:value-type="float" office:value="0.25">
            <text:p>0,25</text:p>
          </table:table-cell>
          <table:table-cell table:formula="of:=[.E11]/[.D11]*[.A11]" office:value-type="float" office:value="0.199">
            <text:p>0,199</text:p>
          </table:table-cell>
          <table:table-cell table:formula="of:=[.H11]+[.F11]/[.D11]" office:value-type="float" office:value="0.449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Sekundenkleber</text:p>
          </table:table-cell>
          <table:table-cell office:value-type="string">
            <text:p>http://www.amazon.de/gp/product/B00M94A20I?keywords=sekundenkleber&amp;qid=1449411101&amp;ref_=sr_ph&amp;sr=1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office:value-type="float" office:value="1">
            <text:p>1</text:p>
          </table:table-cell>
          <table:table-cell table:formula="of:=[.F12]/[.D12]*[.A12]" office:value-type="float" office:value="0">
            <text:p>0</text:p>
          </table:table-cell>
          <table:table-cell table:formula="of:=[.E12]/[.D12]*[.A12]" office:value-type="float" office:value="0">
            <text:p>0</text:p>
          </table:table-cell>
          <table:table-cell table:formula="of:=[.H12]+[.F12]/[.D12]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blau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2.9">
            <text:p>2,9</text:p>
          </table:table-cell>
          <table:table-cell table:formula="of:=[.F13]/[.D13]*[.A13]" office:value-type="float" office:value="0">
            <text:p>0</text:p>
          </table:table-cell>
          <table:table-cell table:formula="of:=[.E13]/[.D13]*[.A13]" office:value-type="float" office:value="0">
            <text:p>0</text:p>
          </table:table-cell>
          <table:table-cell table:formula="of:=[.H13]+[.F13]/[.D13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schwarz (keine versandkosten schon obe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4]/[.D14]*[.A14]" office:value-type="float" office:value="0">
            <text:p>0</text:p>
          </table:table-cell>
          <table:table-cell table:formula="of:=[.E14]/[.D14]*[.A14]" office:value-type="float" office:value="0">
            <text:p>0</text:p>
          </table:table-cell>
          <table:table-cell table:formula="of:=[.H14]+[.F14]/[.D14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rot (keine versandkoste schon oben dri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5]/[.D15]*[.A15]" office:value-type="float" office:value="0">
            <text:p>0</text:p>
          </table:table-cell>
          <table:table-cell table:formula="of:=[.E15]/[.D15]*[.A15]" office:value-type="float" office:value="0">
            <text:p>0</text:p>
          </table:table-cell>
          <table:table-cell table:formula="of:=[.H15]+[.F13]/[.D15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ötzinn</text:p>
          </table:table-cell>
          <table:table-cell office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>
            <text:p>100</text:p>
          </table:table-cell>
          <table:table-cell office:value-type="float" office:value="4.73">
            <text:p>4,73</text:p>
          </table:table-cell>
          <table:table-cell office:value-type="float" office:value="0">
            <text:p>0</text:p>
          </table:table-cell>
          <table:table-cell table:formula="of:=[.F16]/[.D16]*[.A16]" office:value-type="float" office:value="0">
            <text:p>0</text:p>
          </table:table-cell>
          <table:table-cell table:formula="of:=[.E16]/[.D16]*[.A16]" office:value-type="float" office:value="0">
            <text:p>0</text:p>
          </table:table-cell>
          <table:table-cell table:formula="of:=[.H16]+[.F16]/[.D16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ED als Power on indikator</text:p>
          </table:table-cell>
          <table:table-cell office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>
            <text:p>75</text:p>
          </table:table-cell>
          <table:table-cell office:value-type="float" office:value="2.35">
            <text:p>2,35</text:p>
          </table:table-cell>
          <table:table-cell office:value-type="float" office:value="0">
            <text:p>0</text:p>
          </table:table-cell>
          <table:table-cell table:formula="of:=[.F17]/[.D17]*[.A17]" office:value-type="float" office:value="0">
            <text:p>0</text:p>
          </table:table-cell>
          <table:table-cell table:formula="of:=[.E17]/[.D17]*[.A17]" office:value-type="float" office:value="0">
            <text:p>0</text:p>
          </table:table-cell>
          <table:table-cell table:formula="of:=[.H17]+[.F17]/[.D1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x9cm Lochrasterplatte Leiterplatte Streifenraster Platine</text:p>
          </table:table-cell>
          <table:table-cell office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9">
            <text:p>0,99</text:p>
          </table:table-cell>
          <table:table-cell table:formula="of:=[.F18]/[.D18]*[.A18]" office:value-type="float" office:value="0.099">
            <text:p>0,099</text:p>
          </table:table-cell>
          <table:table-cell table:formula="of:=[.E18]/[.D18]*[.A18]" office:value-type="float" office:value="0.4">
            <text:p>0,4</text:p>
          </table:table-cell>
          <table:table-cell table:formula="of:=[.H18]+[.F18]/[.D18]" office:value-type="float" office:value="0.499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IP-4 Drucktaster</text:p>
          </table:table-cell>
          <table:table-cell office:value-type="string">
            <text:p>https://www.amazon.de/gp/product/B00D82M9LA/ref=oh_aui_search_detailpage?ie=UTF8&amp;psc=1</text:p>
          </table:table-cell>
          <table:table-cell office:value-type="float" office:value="100">
            <text:p>100</text:p>
          </table:table-cell>
          <table:table-cell office:value-type="float" office:value="1.28">
            <text:p>1,28</text:p>
          </table:table-cell>
          <table:table-cell office:value-type="float" office:value="1">
            <text:p>1</text:p>
          </table:table-cell>
          <table:table-cell table:formula="of:=[.F19]/[.D19]*[.A19]" office:value-type="float" office:value="0">
            <text:p>0</text:p>
          </table:table-cell>
          <table:table-cell table:formula="of:=[.E19]/[.D19]*[.A19]" office:value-type="float" office:value="0">
            <text:p>0</text:p>
          </table:table-cell>
          <table:table-cell table:formula="of:=[.H19]+[.F19]/[.D19]" office:value-type="float" office:value="0.01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>
            <text:p>Summe</text:p>
          </table:table-cell>
          <table:table-cell table:number-columns-repeated="3"/>
          <table:table-cell table:formula="of:=SUM([.F2:.F19])" office:value-type="float" office:value="17.36">
            <text:p>17,36</text:p>
          </table:table-cell>
          <table:table-cell table:formula="of:=SUM([.G2:.G19])" office:value-type="float" office:value="5.339">
            <text:p>5,339</text:p>
          </table:table-cell>
          <table:table-cell table:formula="of:=SUM([.H2:.H19])" office:value-type="float" office:value="9.378">
            <text:p>9,378</text:p>
          </table:table-cell>
          <table:table-cell table:formula="of:=SUM([.I2:.I22])" office:value-type="float" office:value="16.0045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S18B20 wasserdicht 3Meter</text:p>
          </table:table-cell>
          <table:table-cell office:value-type="string">
            <text:p>http://www.amazon.de/gp/product/B00EU5U182?psc=1&amp;redirect=true&amp;ref_=oh_aui_detailpage_o01_s00</text:p>
          </table:table-cell>
          <table:table-cell office:value-type="float" office:value="5">
            <text:p>5</text:p>
          </table:table-cell>
          <table:table-cell office:value-type="float" office:value="15.99">
            <text:p>15,99</text:p>
          </table:table-cell>
          <table:table-cell office:value-type="float" office:value="0.99">
            <text:p>0,99</text:p>
          </table:table-cell>
          <table:table-cell table:formula="of:=[.F25]/[.D25]*[.A25]" office:value-type="float" office:value="0">
            <text:p>0</text:p>
          </table:table-cell>
          <table:table-cell table:formula="of:=[.E25]/[.D25]*[.A25]" office:value-type="float" office:value="0">
            <text:p>0</text:p>
          </table:table-cell>
          <table:table-cell table:formula="of:=[.H25]+[.F25]/[.D25]" office:value-type="float" office:value="0.198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4,7KOhm DS18B20</text:p>
          </table:table-cell>
          <table:table-cell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6]/[.D26]*[.A26]" office:value-type="float" office:value="0">
            <text:p>0</text:p>
          </table:table-cell>
          <table:table-cell table:formula="of:=[.E26]/[.D26]*[.A26]" office:value-type="float" office:value="0">
            <text:p>0</text:p>
          </table:table-cell>
          <table:table-cell table:formula="of:=[.H26]+[.F26]/[.D26]" office:value-type="float" office:value="0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TC 10k 3470</text:p>
          </table:table-cell>
          <table:table-cell office:value-type="string">
            <text:p>http://www.amazon.de/gp/product/B00ORLCZ8I?psc=1&amp;redirect=true&amp;ref_=oh_aui_detailpage_o05_s00</text:p>
          </table:table-cell>
          <table:table-cell office:value-type="float" office:value="10">
            <text:p>10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formula="of:=[.F28]/[.D28]*[.A28]" office:value-type="float" office:value="0">
            <text:p>0</text:p>
          </table:table-cell>
          <table:table-cell table:formula="of:=[.E28]/[.D28]*[.A28]" office:value-type="float" office:value="0.625">
            <text:p>0,625</text:p>
          </table:table-cell>
          <table:table-cell table:formula="of:=[.H28]+[.F28]/[.D28]" office:value-type="float" office:value="0.625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iderstand 10kOHm NTC</text:p>
          </table:table-cell>
          <table:table-cell office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9]/[.D29]*[.A29]" office:value-type="float" office:value="0">
            <text:p>0</text:p>
          </table:table-cell>
          <table:table-cell table:formula="of:=[.E29]/[.D29]*[.A29]" office:value-type="float" office:value="0.0645">
            <text:p>0,0645</text:p>
          </table:table-cell>
          <table:table-cell table:formula="of:=[.H29]+[.F29]/[.D29]" office:value-type="float" office:value="0.0645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me Easy Funkschaltsteckdosen HE808S</text:p>
          </table:table-cell>
          <table:table-cell office:value-type="string">
            <text:p>http://www.amazon.de/gp/product/B006H0XNFQ?psc=1&amp;redirect=true&amp;ref_=oh_aui_detailpage_o05_s00</text:p>
          </table:table-cell>
          <table:table-cell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F31]/[.D31]*[.A31]" office:value-type="float" office:value="0">
            <text:p>0</text:p>
          </table:table-cell>
          <table:table-cell table:formula="of:=[.E31]/[.D31]*[.A31]" office:value-type="float" office:value="10">
            <text:p>10</text:p>
          </table:table-cell>
          <table:table-cell table:formula="of:=[.H31]+[.F31]/[.D31]" office:value-type="float" office:value="10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>
            <text:p>Kosten NTC</text:p>
          </table:table-cell>
          <table:table-cell table:number-columns-repeated="6"/>
          <table:table-cell table:formula="of:=[.I23]+[.I28]+[.I29]+[.I31]" office:value-type="float" office:value="26.694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8" table:number-columns-repeated="8"/>
          <table:table-cell table:style-name="ce18" office:value-type="string" calcext:value-type="string">
            <text:p>Bestellung 7.6.16</text:p>
          </table:table-cell>
          <table:table-cell table:style-name="ce18" table:number-columns-repeated="100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3" office:value-type="string" calcext:value-type="string">
            <text:p>https://www.amazon.de/XCSOURCE-Verbesserung-Kompatibel-Arduino-TE362/dp/B015MGHLNA/ref=sr_1_4?ie=UTF8&amp;qid=1493418005&amp;sr=8-4&amp;keywords=arduino+nano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3]/[.D13]*[.A13]" office:value-type="float" office:value="0.025" calcext:value-type="float">
            <text:p>0,025</text:p>
          </table:table-cell>
          <table:table-cell table:formula="of:=[.E13]/[.D13]*[.A13]" office:value-type="float" office:value="0.071625" calcext:value-type="float">
            <text:p>0,071625</text:p>
          </table:table-cell>
          <table:table-cell table:formula="of:=[.H13]+[.F13]/[.D13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HGAKDIQ/ref=ox_sc_act_title_1?smid=A3JWKAKR8XB7XF&amp;psc=1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425" calcext:value-type="float">
            <text:p>0,425</text:p>
          </table:table-cell>
          <table:table-cell table:formula="of:=[.H14]+[.F14]/[.D14]" office:value-type="float" office:value="0.425" calcext:value-type="float">
            <text:p>0,4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5.61666666666667" calcext:value-type="float">
            <text:p>5,6166666666667</text:p>
          </table:table-cell>
          <table:table-cell table:formula="of:=[.H15]+[.F15]/[.D15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6]/[.D16]*[.A16]" office:value-type="float" office:value="0.25" calcext:value-type="float">
            <text:p>0,25</text:p>
          </table:table-cell>
          <table:table-cell table:formula="of:=[.E16]/[.D16]*[.A16]" office:value-type="float" office:value="0.199" calcext:value-type="float">
            <text:p>0,199</text:p>
          </table:table-cell>
          <table:table-cell table:formula="of:=[.H16]+[.F16]/[.D16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7]/[.D17]*[.A17]" office:value-type="float" office:value="0.02" calcext:value-type="float">
            <text:p>0,02</text:p>
          </table:table-cell>
          <table:table-cell table:formula="of:=[.E17]/[.D17]*[.A17]" office:value-type="float" office:value="0.0558" calcext:value-type="float">
            <text:p>0,0558</text:p>
          </table:table-cell>
          <table:table-cell table:formula="of:=[.H17]+[.F17]/[.D17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00606" calcext:value-type="float">
            <text:p>0,000606</text:p>
          </table:table-cell>
          <table:table-cell table:formula="of:=[.H18]+[.F18]/[.D18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7]/[.D19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473" calcext:value-type="float">
            <text:p>0,00473</text:p>
          </table:table-cell>
          <table:table-cell table:formula="of:=[.H20]+[.F20]/[.D20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313333333333333" calcext:value-type="float">
            <text:p>0,0313333333333</text:p>
          </table:table-cell>
          <table:table-cell table:formula="of:=[.H21]+[.F21]/[.D21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2]/[.D22]*[.A22]" office:value-type="float" office:value="0.01" calcext:value-type="float">
            <text:p>0,01</text:p>
          </table:table-cell>
          <table:table-cell table:formula="of:=[.E22]/[.D22]*[.A22]" office:value-type="float" office:value="0.0128" calcext:value-type="float">
            <text:p>0,0128</text:p>
          </table:table-cell>
          <table:table-cell table:formula="of:=[.H22]+[.F22]/[.D22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00176" calcext:value-type="float">
            <text:p>0,000176</text:p>
          </table:table-cell>
          <table:table-cell table:formula="of:=[.H23]+[.F23]/[.D23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4]/[.D24]*[.A24]" office:value-type="float" office:value="0.4642" calcext:value-type="float">
            <text:p>0,4642</text:p>
          </table:table-cell>
          <table:table-cell table:formula="of:=[.E24]/[.D24]*[.A24]" office:value-type="float" office:value="0.8896" calcext:value-type="float">
            <text:p>0,8896</text:p>
          </table:table-cell>
          <table:table-cell table:formula="of:=[.H24]+[.F24]/[.D24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5]/[.D25]*[.A25]" office:value-type="float" office:value="0.052" calcext:value-type="float">
            <text:p>0,052</text:p>
          </table:table-cell>
          <table:table-cell table:formula="of:=[.E25]/[.D25]*[.A25]" office:value-type="float" office:value="0.172" calcext:value-type="float">
            <text:p>0,172</text:p>
          </table:table-cell>
          <table:table-cell table:formula="of:=[.H25]+[.F25]/[.D25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6]/[.D26]*[.A26]" office:value-type="float" office:value="0.0464" calcext:value-type="float">
            <text:p>0,0464</text:p>
          </table:table-cell>
          <table:table-cell table:formula="of:=[.E26]/[.D26]*[.A26]" office:value-type="float" office:value="0.2725" calcext:value-type="float">
            <text:p>0,2725</text:p>
          </table:table-cell>
          <table:table-cell table:formula="of:=[.H26]+[.F26]/[.D26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0.03464" calcext:value-type="float">
            <text:p>0,03464</text:p>
          </table:table-cell>
          <table:table-cell table:formula="of:=[.H27]+[.F27]/[.D27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4.99" calcext:value-type="float">
            <text:p>4,99</text:p>
          </table:table-cell>
          <table:table-cell table:formula="of:=[.H28]+[.F28]/[.D28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499" calcext:value-type="float">
            <text:p>0,0499</text:p>
          </table:table-cell>
          <table:table-cell table:formula="of:=[.H29]+[.F29]/[.D29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3" calcext:value-type="float">
            <text:p>0,3</text:p>
          </table:table-cell>
          <table:table-cell table:style-name="ce12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0]/[.D30]*[.A30]" office:value-type="float" office:value="0" calcext:value-type="float">
            <text:p>0</text:p>
          </table:table-cell>
          <table:table-cell table:formula="of:=[.E30]/[.D30]*[.A30]" office:value-type="float" office:value="0.0834" calcext:value-type="float">
            <text:p>0,0834</text:p>
          </table:table-cell>
          <table:table-cell table:formula="of:=[.H30]+[.F30]/[.D30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8])" office:value-type="float" office:value="45.23" calcext:value-type="float">
            <text:p>45,23</text:p>
          </table:table-cell>
          <table:table-cell table:formula="of:=SUM([.G2:.G28])" office:value-type="float" office:value="1.13343333333333" calcext:value-type="float">
            <text:p>1,1334333333333</text:p>
          </table:table-cell>
          <table:table-cell table:formula="of:=SUM([.H2:.I28])" office:value-type="float" office:value="50.9405993333333" calcext:value-type="float">
            <text:p>50,9405993333333</text:p>
          </table:table-cell>
          <table:table-cell table:formula="of:=SUM([.I2:.I30])" office:value-type="float" office:value="26.3103163333333" calcext:value-type="float">
            <text:p>26,3103163333333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3]/[.D33]" office:value-type="float" office:value="21.5" calcext:value-type="float">
            <text:p>21,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4]*[.D34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1]+[.I33]+[.I34]+[.I35]" office:value-type="float" office:value="79.476983" calcext:value-type="float">
            <text:p>79,476983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39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5"/>
          <table:table-cell table:number-columns-repeated="8"/>
          <table:table-cell table:formula="of:=[.M43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5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49:.B61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office:forms form:automatic-focus="false" form:apply-design-mode="false"/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.00.0000</text:date>, <text:time style:data-style-name="N2" text:time-value="23:23:31.9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23:29:01.221000000</dc:date>
    <meta:creation-date>2015-12-06T14:20:59Z</meta:creation-date>
    <meta:editing-cycles>60</meta:editing-cycles>
    <meta:editing-duration>PT4H45M13S</meta:editing-duration>
    <meta:generator>LibreOffice/5.3.2.2$Windows_x86 LibreOffice_project/6cd4f1ef626f15116896b1d8e1398b56da0d0ee1</meta:generator>
    <meta:initial-creator>andre </meta:initial-creator>
    <meta:document-statistic meta:table-count="4" meta:cell-count="837" meta:object-count="0"/>
  </office:meta>
</office:document-meta>
</file>